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Garamond" svg:font-family="Garamond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Garamond" fo:font-size="16pt" officeooo:rsid="00120efe" officeooo:paragraph-rsid="00120efe" style:font-size-asian="14pt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Garamond" fo:font-size="16pt" officeooo:rsid="00133cc1" officeooo:paragraph-rsid="0017a7af" style:font-size-asian="14pt" style:font-size-complex="16pt"/>
    </style:style>
    <style:style style:name="P3" style:family="paragraph" style:parent-style-name="Standard">
      <style:paragraph-properties fo:text-align="justify" style:justify-single-word="false"/>
      <style:text-properties style:font-name="Garamond" fo:font-size="16pt" officeooo:rsid="001861a9" officeooo:paragraph-rsid="001d0d59" style:font-size-asian="14pt" style:font-size-complex="16pt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Garamond" fo:font-size="16pt" officeooo:rsid="001f9d59" officeooo:paragraph-rsid="001f9d59" style:font-size-asian="14pt" style:font-size-complex="16pt"/>
    </style:style>
    <style:style style:name="T1" style:family="text">
      <style:text-properties officeooo:rsid="001427c5"/>
    </style:style>
    <style:style style:name="T2" style:family="text">
      <style:text-properties officeooo:rsid="00143d8b"/>
    </style:style>
    <style:style style:name="T3" style:family="text">
      <style:text-properties officeooo:rsid="00161ad8"/>
    </style:style>
    <style:style style:name="T4" style:family="text">
      <style:text-properties officeooo:rsid="00163e0e"/>
    </style:style>
    <style:style style:name="T5" style:family="text">
      <style:text-properties officeooo:rsid="0019f347"/>
    </style:style>
    <style:style style:name="T6" style:family="text">
      <style:text-properties officeooo:rsid="001aa520"/>
    </style:style>
    <style:style style:name="T7" style:family="text">
      <style:text-properties officeooo:rsid="001d0d59"/>
    </style:style>
    <style:style style:name="T8" style:family="text">
      <style:text-properties officeooo:rsid="001d7b8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tema da nossa reflexão de hoje é "Somos responsáveis por nossas escolhas".</text:p>
      <text:p text:style-name="P1"/>
      <text:p text:style-name="P2"><text:span text:style-name="T2">Contudo, </text:span><text:span text:style-name="T3">nós só podemos</text:span><text:span text:style-name="T2"> </text:span><text:span text:style-name="T3">compreender e, principalmente,</text:span><text:span text:style-name="T2"> aceitar essa realidade - a realidade de que nós somos os únicos responsáveis pelas escolhas </text:span><text:span text:style-name="T6">que fazemos ao longo de nossas existências </text:span><text:span text:style-name="T2">- sem ter</text:span><text:span text:style-name="T3"> os princípios da Justiça Divina</text:span><text:span text:style-name="T4"> realmente solidificados dentro de nós.</text:span><text:span text:style-name="T3"> </text:span><text:span text:style-name="T2"><text:s/></text:span></text:p>
      <text:p text:style-name="P2"/>
      <text:p text:style-name="P3">Nós temos muita facilidade em aceitar a Justiça Divina quando ela se aplica aos outros. Quando <text:span text:style-name="T5">vemos </text:span>alguém passando por dificuldades<text:span text:style-name="T5"> </text:span>de ordem material<text:span text:style-name="T5"> ou espiritual</text:span>,<text:span text:style-name="T5"> dizemos com muita serenidade que </text:span><text:span text:style-name="T7">Deus é justo e que aquela pessoa merece o que está acontecendo a ela.</text:span></text:p>
      <text:p text:style-name="P3"/>
      <text:p text:style-name="P3"><text:span text:style-name="T7">Porém, quando somos nós que </text:span><text:span text:style-name="T8">passamos</text:span><text:span text:style-name="T7"> pelas mesmas dificuldades, dizemos que nós não merecíamos aquilo; nos perguntamos por que Deus está fazendo aquilo conosco.</text:span></text:p>
      <text:p text:style-name="P3"/>
      <text:list xml:id="list225710286" text:style-name="L1">
        <text:list-item>
          <text:p text:style-name="P4">Escolhas feitas na erraticidade. Escolha da família;</text:p>
          <text:p text:style-name="P4"/>
        </text:list-item>
        <text:list-item>
          <text:p text:style-name="P4">Consequências de escolhas feitas em vidas anteriores e na vida atual;</text:p>
          <text:p text:style-name="P4"/>
        </text:list-item>
        <text:list-item>
          <text:p text:style-name="P4">Exemplo do livro O Céu e o Inferno: Antonio B.</text:p>
        </text:list-item>
      </text:list>
      <text:p text:style-name="P3"/>
      <text:p text:style-name="P3"><text:span text:style-name="T7">o que fizemos para merecer tal coisa mas não fazemos esse questionamento </text:span><text:s/>seja de ordem espiritual, nós dizemos tranquilamente</text:p>
      <text:p text:style-name="P2"/>
      <text:p text:style-name="P2"><text:span text:style-name="T2">a compreensão da Justiça Divina </text:span><text:span text:style-name="T3">alicercada </text:span><text:span text:style-name="T2">aceitarmos essa realidade sem ter entendermos verdadeiramente que somos responsáveis pelas nossas escolhas sem a compreensão sólida da Justiça Divina termos </text:span>Não há como nós discorrermos sobre esse assunto sem falar na Justiça Divina.<text:span text:style-name="T1"> Melhor dizendo, não há como nós compreendermos que somos responsáveis pelas nossas escolhas sem termos a compreensão da Justiça Divina consolidada dentro de nó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Garamond" svg:font-family="Garamond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6T10:24:06.494622560</meta:creation-date>
    <dc:date>2022-01-16T14:43:10.544770883</dc:date>
    <meta:editing-duration>PT3H58M18S</meta:editing-duration>
    <meta:editing-cycles>12</meta:editing-cycles>
    <meta:generator>LibreOffice/7.2.2.2$Linux_X86_64 LibreOffice_project/02b2acce88a210515b4a5bb2e46cbfb63fe97d56</meta:generator>
    <meta:document-statistic meta:table-count="0" meta:image-count="0" meta:object-count="0" meta:page-count="1" meta:paragraph-count="11" meta:word-count="240" meta:character-count="1513" meta:non-whitespace-character-count="1284"/>
  </office:meta>
</office:document-meta>
</file>